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8.389cm" svg:y="1.477cm">
            <draw:object draw:notify-on-update-of-ranges="Hoja1.A2:Hoja1.A9 Hoja1.B2:Hoja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row table:style-name="ro1">
          <table:table-cell table:style-name="Default" office:value-type="string" calcext:value-type="string">
            <text:p>tension</text:p>
          </table:table-cell>
          <table:table-cell table:style-name="Default" office:value-type="string" calcext:value-type="string">
            <text:p>corriente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float" office:value="0.04" calcext:value-type="float">
            <text:p>0,04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float" office:value="0.09" calcext:value-type="float">
            <text:p>0,09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float" office:value="0.13" calcext:value-type="float">
            <text:p>0,1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,18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23" calcext:value-type="float">
            <text:p>0,2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33" calcext:value-type="float">
            <text:p>0,3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44" calcext:value-type="float">
            <text:p>0,44</text:p>
          </table:table-cell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0T18:46:38.234633781</meta:creation-date>
    <dc:date>2024-04-20T23:28:31.811470153</dc:date>
    <meta:editing-duration>PT2H57M4S</meta:editing-duration>
    <meta:editing-cycles>2</meta:editing-cycles>
    <meta:generator>LibreOffice/7.3.7.2$Linux_X86_64 LibreOffice_project/30$Build-2</meta:generator>
    <meta:document-statistic meta:table-count="1" meta:cell-count="1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58cm" svg:y="0.345cm" chart:style-name="ch2">
          <text:p>Grafica de la corriente en funcion de la tension</text:p>
        </chart:title>
        <chart:legend chart:legend-position="end" svg:x="13.552cm" svg:y="4.201cm" style:legend-expansion="high" chart:style-name="ch3"/>
        <chart:plot-area chart:style-name="ch4" table:cell-range-address="Hoja1.A2:Hoja1.B9" svg:x="1.331cm" svg:y="1.275cm" svg:width="11.901cm" svg:height="6.564cm">
          <chart:coordinate-region svg:x="2.243cm" svg:y="1.474cm" svg:width="10.802cm" svg:height="5.718cm"/>
          <chart:axis chart:dimension="x" chart:name="primary-x" chart:style-name="ch5">
            <chart:title svg:x="6.644cm" svg:y="8.019cm" chart:style-name="ch6">
              <text:p>Tension [V]</text:p>
            </chart:title>
          </chart:axis>
          <chart:axis chart:dimension="y" chart:name="primary-y" chart:style-name="ch7">
            <chart:title svg:x="0.451cm" svg:y="5.514cm" chart:style-name="ch8">
              <text:p>Corriente [A]</text:p>
            </chart:title>
            <chart:grid chart:style-name="ch9" chart:class="major"/>
          </chart:axis>
          <chart:series chart:style-name="ch10" chart:values-cell-range-address="Hoja1.B2:Hoja1.B9" chart:class="chart:scatter">
            <chart:domain table:cell-range-address="Hoja1.A2:Hoja1.A9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2:Hoja1.A9</svg:desc>
                </draw:g>
              </table:table-cell>
              <table:table-cell office:value-type="float" office:value="0.04">
                <text:p>0.04</text:p>
                <draw:g>
                  <svg:desc>Hoja1.B2:Hoja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